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 style:list-style-name="L2">
      <style:paragraph-properties fo:line-height="150%"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line-height="150%"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6" style:family="paragraph" style:parent-style-name="Standard" style:list-style-name="L1">
      <style:paragraph-properties fo:line-height="150%" fo:text-align="start" style:justify-single-word="false"/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2">
      <style:paragraph-properties fo:line-height="150%"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ebue Rémy<text:tab/><text:tab/><text:tab/><text:tab/><text:tab/><text:tab/><text:tab/><text:tab/><text:tab/><text:tab/><text:tab/>Groupe 3</text:p>
      <text:p text:style-name="Standard">Plockyn Théo</text:p>
      <text:p text:style-name="Standard"/>
      <text:p text:style-name="Standard"/>
      <text:p text:style-name="Standard"/>
      <text:p text:style-name="P1">Rapport sur le devoir d'ARO</text:p>
      <text:p text:style-name="P1"><text:span text:style-name="T1"/></text:p>
      <text:p text:style-name="P2"><text:span text:style-name="T1"/></text:p>
      <text:p text:style-name="P5"><text:s text:c="6"/><text:span text:style-name="T3">Introduction</text:span></text:p>
      <text:list xml:id="list8034868429235011008" text:style-name="L1">
        <text:list-item>
          <text:p text:style-name="P6"><text:s/><text:span text:style-name="T3">Première version, sans le stock</text:span></text:p>
          <text:list>
            <text:list-item>
              <text:p text:style-name="P6">Vision globale</text:p>
            </text:list-item>
            <text:list-item>
              <text:p text:style-name="P6">Difficultés &amp; erreurs</text:p>
            </text:list-item>
          </text:list>
        </text:list-item>
        <text:list-item>
          <text:p text:style-name="P6"><text:s/><text:span text:style-name="T3">Deuxième version, avec le stock</text:span></text:p>
          <text:list>
            <text:list-item>
              <text:p text:style-name="P6">Vision globale</text:p>
            </text:list-item>
            <text:list-item>
              <text:p text:style-name="P6">Difficultés &amp; erreurs</text:p>
            </text:list-item>
          </text:list>
        </text:list-item>
        <text:list-item>
          <text:p text:style-name="P6"><text:s/><text:span text:style-name="T3">La suite, les variantes</text:span></text:p>
        </text:list-item>
      </text:list>
      <text:p text:style-name="P5"><text:s text:c="6"/><text:span text:style-name="T3">Conclusion</text:span></text:p>
      <text:p text:style-name="P5"><text:s text:c="6"/>Annexe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Introduction :</text:p>
      <text:p text:style-name="P5"/>
      <text:p text:style-name="P5"/>
      <text:p text:style-name="P5"><text:tab/>-&gt; Expliquer le sujet, notre point de vue vis à vis du sujet et d'AMPL en général</text:p>
      <text:p text:style-name="P5"><text:tab/>-&gt; Expliquer les difficultés qu'on pourrait rencontrer avant de commencer</text:p>
      <text:p text:style-name="P5"/>
      <text:list xml:id="list9062159495189038838" text:style-name="L2">
        <text:list-item>
          <text:p text:style-name="P4"><text:span text:style-name="T3">Première version, sans le stock</text:span></text:p>
        </text:list-item>
      </text:list>
      <text:p text:style-name="P9"><text:s text:c="10"/>1. Vision globale</text:p>
      <text:list xml:id="list33668359" text:continue-numbering="true" text:style-name="L2">
        <text:list-item>
          <text:list>
            <text:list-header>
              <text:p text:style-name="P8">-&gt; En général assez proche de la gestion de papier, ne semble pas poser <text:s/>de souci</text:p>
            </text:list-header>
          </text:list>
        </text:list-item>
      </text:list>
      <text:p text:style-name="P9"><text:s text:c="10"/>2. <text:s/>Difficultés &amp; erreurs</text:p>
      <text:p text:style-name="P7"><text:tab/> <text:s text:c="5"/>-&gt; Pas de qte_achetée, que qte_produite, car ici les deux sont egaux, mais problème de modélisation, parce que pas cohérent.</text:p>
      <text:p text:style-name="P7"><text:tab/><text:tab/>Sinon pas trop de difficultés</text:p>
      <text:p text:style-name="P7"><text:tab/><text:tab/>Donner exemples similarité entre DM et gestion papier</text:p>
      <text:p text:style-name="P7"/>
      <text:p text:style-name="P7"/>
      <text:p text:style-name="P7"/>
      <text:list xml:id="list33666685" text:continue-numbering="true" text:style-name="L2">
        <text:list-item>
          <text:p text:style-name="P4"><text:span text:style-name="T3">Deuxième version, avec le stock</text:span></text:p>
        </text:list-item>
      </text:list>
      <text:p text:style-name="P9"><text:s text:c="10"/>1. Vision globale</text:p>
      <text:list xml:id="list33663962" text:continue-numbering="true" text:style-name="L2">
        <text:list-item>
          <text:list>
            <text:list-header>
              <text:p text:style-name="P8">-&gt; Encore assez proche de la gestion de papier, mais déjà plus difficilé</text:p>
            </text:list-header>
          </text:list>
        </text:list-item>
      </text:list>
      <text:p text:style-name="P9"><text:s text:c="10"/>2. <text:s/>Difficultés &amp; erreurs</text:p>
      <text:p text:style-name="P9"><text:tab/><text:tab/><text:span text:style-name="T2">Problèmes de modélisation de la <text:s/>question précédente, difficulté à trouver comment faire l'équilib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37S</meta:editing-duration>
    <meta:editing-cycles>3</meta:editing-cycles>
    <meta:generator>OpenOffice.org/3.4.1$Win32 OpenOffice.org_project/341m1$Build-9593</meta:generator>
    <dc:date>2014-11-09T13:51:22.65</dc:date>
    <meta:document-statistic meta:table-count="0" meta:image-count="0" meta:object-count="0" meta:page-count="2" meta:paragraph-count="28" meta:word-count="175" meta:character-count="1123"/>
    <meta:user-defined meta:name="Info 1"/>
    <meta:user-defined meta:name="Info 2"/>
    <meta:user-defined meta:name="Info 3"/>
    <meta:user-defined meta:name="Info 4"/>
  </office:meta>
</office:document-meta>
</file>